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16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pplication info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his software documentation matrix helps develop better software. With every detail documented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Sheet</text:p>
          </table:table-cell>
          <table:table-cell office:value-type="string">
            <text:p>Purpose</text:p>
          </table:table-cell>
          <table:table-cell/>
        </table:table-row>
        <table:table-row table:style-name="ro1">
          <table:table-cell table:style-name="ce1" office:value-type="string">
            <text:p>URL map</text:p>
          </table:table-cell>
          <table:table-cell office:value-type="string">
            <text:p>Maintains complete list of URLs or paths. This information essentially summarize the “controller” points of the application.</text:p>
          </table:table-cell>
          <table:table-cell/>
        </table:table-row>
        <table:table-row table:style-name="ro2">
          <table:table-cell table:style-name="ce1" office:value-type="string">
            <text:p>Screen map</text:p>
          </table:table-cell>
          <table:table-cell office:value-type="string">
            <text:p>Maintain complete list of UI screens. Each screen has ID number, and can be referenced by screenshot photo.</text:p>
          </table:table-cell>
          <table:table-cell/>
        </table:table-row>
        <table:table-row table:style-name="ro1">
          <table:table-cell office:value-type="string">
            <text:p>Reference rules and business logic</text:p>
          </table:table-cell>
          <table:table-cell office:value-type="string">
            <text:p>List of specific behaviors application must conform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fficial documentation method</text:p>
          </table:table-cell>
        </table:table-row>
      </table:table>
      <table:table table:name="URL map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URL Map</text:p>
          </table:table-cell>
          <table:table-cell/>
          <table:table-cell office:value-type="string">
            <text:p>App:</text:p>
          </table:table-cell>
          <table:table-cell/>
          <table:table-cell office:value-type="string">
            <text:p>Version:</text:p>
          </table:table-cell>
        </table:table-row>
        <table:table-row table:style-name="ro1">
          <table:table-cell office:value-type="string">
            <text:p>Routing: NATIVE means no routing required, ROUTED means a routing rule is required.</text:p>
          </table:table-cell>
          <table:table-cell table:number-columns-repeated="4"/>
        </table:table-row>
        <table:table-row table:style-name="ro1">
          <table:table-cell office:value-type="string">
            <text:p>Security: ACL rules, NA = not applicable / not defined, PUBLIC = no security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office:value-type="string">
            <text:p>URL/PATH</text:p>
          </table:table-cell>
          <table:table-cell office:value-type="string">
            <text:p>Routing</text:p>
          </table:table-cell>
          <table:table-cell office:value-type="string">
            <text:p>Security</text:p>
          </table:table-cell>
          <table:table-cell/>
        </table:table-row>
      </table:table>
      <table:table table:name="Screen map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Business logic, Reference rules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0/17/2011</text:date>, <text:time>10:4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yapan Khannabha</meta:initial-creator>
    <meta:creation-date>2011-10-17T10:32:18.62</meta:creation-date>
    <dc:date>2011-10-17T10:40:52.20</dc:date>
    <dc:creator>Chayapan Khannabha</dc:creator>
    <meta:editing-duration>PT8M34S</meta:editing-duration>
    <meta:editing-cycles>4</meta:editing-cycles>
    <meta:generator>OpenOffice.org/3.3$Win32 OpenOffice.org_project/330m20$Build-9567</meta:generator>
    <meta:document-statistic meta:table-count="4" meta:cell-count="19" meta:object-count="0"/>
  </office:meta>
</office:document-meta>
</file>